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72000002D3793C1E8E8BFCEF5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width="17cm" svg:height="8.816cm" draw:z-index="0"><draw:image xlink:href="Pictures/1000000100000572000002D3793C1E8E8BFCEF5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9T00:53:41.813000000</meta:creation-date>
    <dc:date>2023-10-29T00:59:43.858000000</dc:date>
    <meta:editing-duration>PT6M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5.0.3$Windows_X86_64 LibreOffice_project/c21113d003cd3efa8c53188764377a8272d9d6de</meta:generator>
  </office:meta>
</office:document-meta>
</file>